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b6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b2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33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8d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79e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93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4d54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568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58b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667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2971c0" officeooo:paragraph-rsid="3f2971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6c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83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a1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ff5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1ab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26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7f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9b3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c93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6a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85d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96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ae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b9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a21a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16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5fe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75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b85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ffcb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dad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b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ef0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c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0db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95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7a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6eb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ae2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7af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cba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0ad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2a3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417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5c4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640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410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81e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268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df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22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2a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be6fe" officeooo:paragraph-rsid="3dcfde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cfd6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f4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f967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1ba3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a45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e27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61f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ac76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cfb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6bf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b6c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77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cd9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af66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b1a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font-name="Liberation Serif" officeooo:paragraph-rsid="3d9c3ce8" style:font-name-asian="Liberation Serif"/>
    </style:style>
    <style:style style:name="P3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a2a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" officeooo:rsid="24ffe503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solid" style:text-underline-width="auto" style:text-underline-color="font-color" officeooo:rsid="24ffe503"/>
    </style:style>
    <style:style style:name="T7" style:family="text">
      <style:text-properties style:font-name="Liberation Serif" style:text-underline-style="solid" style:text-underline-width="auto" style:text-underline-color="font-color" officeooo:rsid="2da833a7"/>
    </style:style>
    <style:style style:name="T8" style:family="text">
      <style:text-properties style:font-name="Liberation Serif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" style:text-underline-style="solid" style:text-underline-width="auto" style:text-underline-color="font-color" officeooo:rsid="0a7edee9"/>
    </style:style>
    <style:style style:name="T10" style:family="text">
      <style:text-properties style:font-name="Liberation Serif" style:text-underline-style="solid" style:text-underline-width="auto" style:text-underline-color="font-color" officeooo:rsid="39c7a59e"/>
    </style:style>
    <style:style style:name="T11" style:family="text">
      <style:text-properties style:font-name="Liberation Serif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" officeooo:rsid="2da833a7"/>
    </style:style>
    <style:style style:name="T13" style:family="text">
      <style:text-properties style:font-name="Liberation Serif" officeooo:rsid="2da833a7" style:font-name-asian="標楷體" style:font-name-complex="標楷體"/>
    </style:style>
    <style:style style:name="T14" style:family="text">
      <style:text-properties style:font-name="Liberation Serif" officeooo:rsid="2d0cc977"/>
    </style:style>
    <style:style style:name="T15" style:family="text">
      <style:text-properties style:font-name="Liberation Serif" officeooo:rsid="39c7a59e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3a67a5c9" style:font-name-asian="標楷體1"/>
    </style:style>
    <style:style style:name="T18" style:family="text">
      <style:text-properties style:font-name="Liberation Serif" officeooo:rsid="328c31ca" style:font-name-asian="標楷體1"/>
    </style:style>
    <style:style style:name="T19" style:family="text">
      <style:text-properties style:font-name="Liberation Serif" officeooo:rsid="376c64b1" style:font-name-asian="標楷體1"/>
    </style:style>
    <style:style style:name="T20" style:family="text">
      <style:text-properties style:font-name="Liberation Serif" officeooo:rsid="42b62e9a" style:font-name-asian="標楷體1"/>
    </style:style>
    <style:style style:name="T21" style:family="text">
      <style:text-properties style:font-name="Liberation Serif" officeooo:rsid="2da833a7" style:font-name-asian="標楷體1"/>
    </style:style>
    <style:style style:name="T22" style:family="text">
      <style:text-properties style:font-name="Liberation Serif" officeooo:rsid="3ddcd5f5" style:font-name-asian="標楷體1"/>
    </style:style>
    <style:style style:name="T23" style:family="text">
      <style:text-properties style:font-name="Liberation Serif" officeooo:rsid="3df118e9" style:font-name-asian="標楷體1"/>
    </style:style>
    <style:style style:name="T24" style:family="text">
      <style:text-properties style:font-name="Liberation Serif" officeooo:rsid="0880e60f" style:font-name-asian="標楷體1"/>
    </style:style>
    <style:style style:name="T25" style:family="text">
      <style:text-properties style:font-name="Liberation Serif" officeooo:rsid="1886033b"/>
    </style:style>
    <style:style style:name="T26" style:family="text">
      <style:text-properties style:font-name="Liberation Serif" officeooo:rsid="3b9ecb43"/>
    </style:style>
    <style:style style:name="T27" style:family="text">
      <style:text-properties style:font-name="Liberation Serif" officeooo:rsid="3bf96777"/>
    </style:style>
    <style:style style:name="T28" style:family="text">
      <style:text-properties style:font-name="Liberation Serif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1" style:font-name-complex="Liberation Serif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f2971c0" style:font-name-asian="標楷體1"/>
    </style:style>
    <style:style style:name="T73" style:family="text">
      <style:text-properties style:font-name="標楷體1" officeooo:rsid="3a4ad636"/>
    </style:style>
    <style:style style:name="T74" style:family="text">
      <style:text-properties style:font-name="標楷體1" officeooo:rsid="1c9fb9ca"/>
    </style:style>
    <style:style style:name="T75" style:family="text">
      <style:text-properties style:font-name="標楷體1" style:text-underline-style="solid" style:text-underline-width="auto" style:text-underline-color="font-color"/>
    </style:style>
    <style:style style:name="T76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0880e60f"/>
    </style:style>
    <style:style style:name="T84" style:family="text">
      <style:text-properties style:font-name="標楷體1" officeooo:rsid="23377c9f"/>
    </style:style>
    <style:style style:name="T85" style:family="text">
      <style:text-properties style:font-name="標楷體1" officeooo:rsid="0880e60f"/>
    </style:style>
    <style:style style:name="T86" style:family="text">
      <style:text-properties style:font-name="標楷體1" officeooo:rsid="3d9dd664"/>
    </style:style>
    <style:style style:name="T87" style:family="text">
      <style:text-properties style:font-name="標楷體1" officeooo:rsid="39b24139"/>
    </style:style>
    <style:style style:name="T88" style:family="text">
      <style:text-properties style:font-name="標楷體1" officeooo:rsid="39b4587e"/>
    </style:style>
    <style:style style:name="T89" style:family="text">
      <style:text-properties style:font-name="標楷體1" officeooo:rsid="3f26622d"/>
    </style:style>
    <style:style style:name="T90" style:family="text">
      <style:text-properties style:font-name="Liberation Serif1" officeooo:rsid="3951656d" style:font-name-asian="Liberation Serif1" style:font-name-complex="Liberation Serif1"/>
    </style:style>
    <style:style style:name="T91" style:family="text">
      <style:text-properties fo:color="#050505"/>
    </style:style>
    <style:style style:name="T92" style:family="text">
      <style:text-properties fo:color="#050505" style:font-name="標楷體1" officeooo:rsid="230208d6" style:font-name-asian="標楷體1"/>
    </style:style>
    <style:style style:name="T93" style:family="text">
      <style:text-properties fo:color="#050505" fo:font-size="12pt" style:font-size-asian="12pt" style:font-size-complex="12pt"/>
    </style:style>
    <style:style style:name="T94" style:family="text">
      <style:text-properties officeooo:rsid="0a6d63ec"/>
    </style:style>
    <style:style style:name="T95" style:family="text">
      <style:text-properties officeooo:rsid="3acdeed0"/>
    </style:style>
    <style:style style:name="T96" style:family="text">
      <style:text-properties officeooo:rsid="3acf0807"/>
    </style:style>
    <style:style style:name="T97" style:family="text">
      <style:text-properties style:font-name-asian="標楷體1"/>
    </style:style>
    <style:style style:name="T98" style:family="text">
      <style:text-properties officeooo:rsid="1886033b" style:font-name-asian="標楷體1"/>
    </style:style>
    <style:style style:name="T99" style:family="text">
      <style:text-properties officeooo:rsid="3bb87e09" style:font-name-asian="標楷體1"/>
    </style:style>
    <style:style style:name="T100" style:family="text">
      <style:text-properties officeooo:rsid="3bc0f99d" style:font-name-asian="標楷體1"/>
    </style:style>
    <style:style style:name="T101" style:family="text">
      <style:text-properties officeooo:rsid="3bf96777" style:font-name-asian="標楷體1"/>
    </style:style>
    <style:style style:name="T102" style:family="text">
      <style:text-properties officeooo:rsid="2f9be6fe" style:font-name-asian="標楷體1"/>
    </style:style>
    <style:style style:name="T103" style:family="text">
      <style:text-properties officeooo:rsid="3df118e9" style:font-name-asian="標楷體1"/>
    </style:style>
    <style:style style:name="T104" style:family="text">
      <style:text-properties officeooo:rsid="39b4587e" style:font-name-asian="標楷體1"/>
    </style:style>
    <style:style style:name="T105" style:family="text">
      <style:text-properties officeooo:rsid="0880e60f" style:font-name-asian="標楷體1"/>
    </style:style>
    <style:style style:name="T106" style:family="text">
      <style:text-properties officeooo:rsid="126cb6c5"/>
    </style:style>
    <style:style style:name="T107" style:family="text">
      <style:text-properties fo:color="#010101"/>
    </style:style>
    <style:style style:name="T108" style:family="text">
      <style:text-properties fo:color="#010101" officeooo:rsid="3bf96777" style:font-name-asian="標楷體1"/>
    </style:style>
    <style:style style:name="T109" style:family="text">
      <style:text-properties fo:color="#010101" style:font-name="標楷體1" officeooo:rsid="39b4587e" style:font-name-asian="標楷體1"/>
    </style:style>
    <style:style style:name="T110" style:family="text">
      <style:text-properties fo:color="#010101" style:font-name="標楷體1" officeooo:rsid="39b24139" style:font-name-asian="標楷體1"/>
    </style:style>
    <style:style style:name="T111" style:family="text">
      <style:text-properties fo:color="#010101" style:font-name="Arial1" officeooo:rsid="39b4587e" style:font-name-asian="Arial1"/>
    </style:style>
    <style:style style:name="T112" style:family="text">
      <style:text-properties fo:color="#010101" fo:font-size="16pt" style:font-name-asian="標楷體1" style:font-size-asian="16pt" style:font-size-complex="16pt"/>
    </style:style>
    <style:style style:name="T113" style:family="text">
      <style:text-properties fo:color="#010101" fo:font-size="16pt" officeooo:rsid="0880e60f" style:font-name-asian="標楷體1" style:font-size-asian="16pt" style:font-size-complex="16pt"/>
    </style:style>
    <style:style style:name="T114" style:family="text">
      <style:text-properties officeooo:rsid="3d1f04b2"/>
    </style:style>
    <style:style style:name="T115" style:family="text">
      <style:text-properties officeooo:rsid="3d2102b5"/>
    </style:style>
    <style:style style:name="T1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8" style:family="text">
      <style:text-properties fo:color="#000000"/>
    </style:style>
    <style:style style:name="T119" style:family="text">
      <style:text-properties style:font-name="Arial1" style:font-name-asian="Arial1"/>
    </style:style>
    <style:style style:name="T120" style:family="text">
      <style:text-properties style:font-name="Arial1" officeooo:rsid="39b4587e" style:font-name-asian="Arial1"/>
    </style:style>
    <style:style style:name="T121" style:family="text">
      <style:text-properties style:font-name="Arial1" officeooo:rsid="39b7ff19" style:font-name-asian="Arial1"/>
    </style:style>
    <style:style style:name="T122" style:family="text">
      <style:text-properties style:font-name="Arial1" officeooo:rsid="3a67a5c9" style:font-name-asian="Arial1"/>
    </style:style>
    <style:style style:name="T123" style:family="text">
      <style:text-properties style:font-name="Arial1" officeooo:rsid="3acdeed0" style:font-name-asian="Arial1"/>
    </style:style>
    <style:style style:name="T124" style:family="text">
      <style:text-properties style:font-name="Arial1" officeooo:rsid="3acf0807" style:font-name-asian="Arial1"/>
    </style:style>
    <style:style style:name="T125" style:family="text">
      <style:text-properties style:font-name="Arial1" officeooo:rsid="3d1f04b2" style:font-name-asian="Arial1"/>
    </style:style>
    <style:style style:name="T126" style:family="text">
      <style:text-properties style:font-name="Arial1" officeooo:rsid="3d2102b5" style:font-name-asian="Arial1"/>
    </style:style>
    <style:style style:name="T127" style:family="text">
      <style:text-properties style:font-name="Arial1" style:text-underline-style="solid" style:text-underline-width="auto" style:text-underline-color="font-color" officeooo:rsid="23377c9f" style:font-name-asian="Arial1"/>
    </style:style>
    <style:style style:name="T128" style:family="text">
      <style:text-properties officeooo:rsid="42b62e9a"/>
    </style:style>
    <style:style style:name="T129" style:family="text">
      <style:text-properties officeooo:rsid="3edbe9c7"/>
    </style:style>
    <style:style style:name="T130" style:family="text">
      <style:text-properties officeooo:rsid="28417361"/>
    </style:style>
    <style:style style:name="T131" style:family="text">
      <style:text-properties officeooo:rsid="2f7a955a"/>
    </style:style>
    <style:style style:name="T132" style:family="text">
      <style:text-properties officeooo:rsid="3f2971c0"/>
    </style:style>
    <style:style style:name="T133" style:family="text">
      <style:text-properties officeooo:rsid="41d59a38"/>
    </style:style>
    <style:style style:name="T13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5" style:family="text">
      <style:text-properties officeooo:rsid="376c64b1"/>
    </style:style>
    <style:style style:name="T136" style:family="text">
      <style:text-properties officeooo:rsid="3f9d8d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4937468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30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30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30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30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7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7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9">真實世界</text:span> 之外的 存在。</text:p>
                      <text:list>
                        <text:list-item>
                          <text:p text:style-name="P13"><text:span text:style-name="T129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36">（<text:span text:style-name="T49">&lt;?</text:span><text:span text:style-name="T69">[]&gt;個體</text:span><text:span text:style-name="T128"> 的 相關描述在 </text:span><text:span text:style-name="T36">世界</text:span><text:span text:style-name="T128"> 文件群的 </text:span><text:span text:style-name="T37">世界</text:span>）</text:p>
                        </text:list-item>
                        <text:list-item>
                          <text:p text:style-name="P337">（<text:span text:style-name="T128">真實世界 的 相關描述在 </text:span><text:span text:style-name="T36">_</text:span><text:span text:style-name="T128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9">只要 有 未知，就有機率 產生 宗教。</text:p>
              <text:list>
                <text:list-item>
                  <text:p text:style-name="P239">只要 有 隨機性強化，就有機率 產生、增強、強化 宗教。</text:p>
                </text:list-item>
                <text:list-item>
                  <text:p text:style-name="P239">未知越多、已知越少，宗教 越顯著、越牢固。</text:p>
                </text:list-item>
                <text:list-item>
                  <text:p text:style-name="P239">未知越少、已知越剁，宗教 越隱晦、越鬆散。</text:p>
                </text:list-item>
                <text:list-item>
                  <text:p text:style-name="P239">明顯例子，史金納箱。</text:p>
                  <text:list>
                    <text:list-item>
                      <text:p text:style-name="P239">對於 鴿子 來說，食物的真正源頭、做什麼事會有食物、怎麼樣做才會有食物 是 未知。</text:p>
                      <text:list>
                        <text:list-item>
                          <text:p text:style-name="P239">鴿子 有機率認定 放置食物的某一特定存在 是 神。</text:p>
                        </text:list-item>
                        <text:list-item>
                          <text:p text:style-name="P239">鴿子 有機率建立 宗教、投影世界觀。</text:p>
                        </text:list-item>
                        <text:list-item>
                          <text:p text:style-name="P239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9">科學的盡頭 不是 神學。</text:p>
              <text:list>
                <text:list-item>
                  <text:p text:style-name="P240">科學、神學 是有 相互重疊的 學門。</text:p>
                  <text:list>
                    <text:list-item>
                      <text:p text:style-name="P240">抽象例子，假定，科學 是 P<text:span text:style-name="T41">(A)。</text:span></text:p>
                      <text:list>
                        <text:list-item>
                          <text:p text:style-name="P240">假定，神學 是 P(B)。</text:p>
                        </text:list-item>
                        <text:list-item>
                          <text:p text:style-name="P240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323">假定，某一特定個體 同時發展 科學、神學。</text:p>
                      <text:list>
                        <text:list-item>
                          <text:p text:style-name="P323">科學 是 以 該個體（本身）為 圓心、出發點，探索、非監督式學習、未知變已知。</text:p>
                          <text:list>
                            <text:list-item>
                              <text:p text:style-name="P323">本身 是 自己、自己的物種、自己的周遭環境、自己的生態圈、自己的認知。</text:p>
                            </text:list-item>
                            <text:list-item>
                              <text:p text:style-name="P323">未知變已知。</text:p>
                              <text:list>
                                <text:list-item>
                                  <text:p text:style-name="P323">未知的已知 變成 已知的已知。</text:p>
                                </text:list-item>
                                <text:list-item>
                                  <text:p text:style-name="P323">已知的未知 變成 已知的已知。</text:p>
                                </text:list-item>
                                <text:list-item>
                                  <text:p text:style-name="P323">未知的未知 變成 已知的未知。</text:p>
                                  <text:list>
                                    <text:list-item>
                                      <text:p text:style-name="P323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3">驗證。</text:p>
                              <text:list>
                                <text:list-item>
                                  <text:p text:style-name="P323">持續 查驗、驗證、內化 已知的已知。</text:p>
                                  <text:list>
                                    <text:list-item>
                                      <text:p text:style-name="P323">查驗 的 明顯例子，查驗 先知的 預言。</text:p>
                                      <text:list>
                                        <text:list-item>
                                          <text:p text:style-name="P351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內化 的 明顯例子，無意識、潛意識 行動 游泳、開車、騎腳踏車。</text:p>
                                      <text:list>
                                        <text:list-item>
                                          <text:p text:style-name="P323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1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323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神學 是 以 神 為 圓心、出發點，探索、非監督式學習、未知變已知。</text:p>
                          <text:list>
                            <text:list-item>
                              <text:p text:style-name="P324">神 是 該個體 認定的 神。</text:p>
                            </text:list-item>
                            <text:list-item>
                              <text:p text:style-name="P324">該個體 有機率沒有 親自、直接、間接 接觸到、觀測到、非監督式學習到 神。</text:p>
                              <text:list>
                                <text:list-item>
                                  <text:p text:style-name="P325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326">該個體 有機率 親自、直接、間接 接觸到、觀測到、非監督式學習到 神的行動。</text:p>
                              <text:list>
                                <text:list-item>
                                  <text:p text:style-name="P327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該個體、神 有 相同點、差異點 的 地方。</text:p>
                          <text:list>
                            <text:list-item>
                              <text:p text:style-name="P324">相同點 是 科學、神學 重疊部分。</text:p>
                              <text:list>
                                <text:list-item>
                                  <text:p text:style-name="P324">該個體有、神有。</text:p>
                                  <text:list>
                                    <text:list-item>
                                      <text:p text:style-name="P328">明顯例子，大洪水。</text:p>
                                      <text:list>
                                        <text:list-item>
                                          <text:p text:style-name="P328">考古學 發現 恐龍化石的 姿勢，有 不合理的 一致性。</text:p>
                                        </text:list-item>
                                        <text:list-item>
                                          <text:p text:style-name="P324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4">該個體沒有、神沒有。</text:p>
                                  <text:list>
                                    <text:list-item>
                                      <text:p text:style-name="P329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30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31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4">差異點。</text:p>
                              <text:list>
                                <text:list-item>
                                  <text:p text:style-name="P324">該個體有、神沒有 是 科學。</text:p>
                                </text:list-item>
                                <text:list-item>
                                  <text:p text:style-name="P324">該個體沒有、神有 是 神學。</text:p>
                                  <text:list>
                                    <text:list-item>
                                      <text:p text:style-name="P324">沒有、有 是 該個體 認定的 沒有、有。</text:p>
                                      <text:list>
                                        <text:list-item>
                                          <text:p text:style-name="P332">沒有、有 是（該個體 認定的）投影世界觀 認定的 沒有、有。</text:p>
                                        </text:list-item>
                                        <text:list-item>
                                          <text:p text:style-name="P333">沒有、有 有機率 平衡、同化。</text:p>
                                          <text:list>
                                            <text:list-item>
                                              <text:p text:style-name="P242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52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4">沒有、有 有機率 不平衡、順應 變成 有、有。</text:p>
                                        </text:list-item>
                                        <text:list-item>
                                          <text:p text:style-name="P334">沒有、有 有機率 不平衡、順應 變成 有、沒有。</text:p>
                                        </text:list-item>
                                        <text:list-item>
                                          <text:p text:style-name="P335">沒有、有 有機率 不平衡、順應 變成 沒有、沒有。</text:p>
                                          <text:list>
                                            <text:list-item>
                                              <text:p text:style-name="P243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52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0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53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7">↔</text:span><text:span text:style-name="T30"> 程式語言</text:span>）</text:p>
                    </text:list-item>
                  </text:list>
                </text:list-item>
                <text:list-item>
                  <text:p text:style-name="P240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40">該&lt;?2&gt;個體 有機率認定，科學 不是 宗教、信仰、投影世界觀。</text:p>
                    </text:list-item>
                    <text:list-item>
                      <text:p text:style-name="P240">該&lt;?2&gt;個體 有機率落入 隨機性強化的 陷阱。</text:p>
                      <text:list>
                        <text:list-item>
                          <text:p text:style-name="P240">假定，能夠自洽、驗證成功。</text:p>
                          <text:list>
                            <text:list-item>
                              <text:p text:style-name="P244">自洽 是 合乎邏輯、預測和感測相同。</text:p>
                            </text:list-item>
                            <text:list-item>
                              <text:p text:style-name="P240">該&lt;?2&gt;個體 有機率更堅信 該投影世界觀。</text:p>
                            </text:list-item>
                            <text:list-item>
                              <text:p text:style-name="P240">驗證成功率 越高，該&lt;?2&gt;個體 越堅信 該投影世界觀。</text:p>
                              <text:list>
                                <text:list-item>
                                  <text:p text:style-name="P240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40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40">非監督式學習。</text:p>
                                  <text:list>
                                    <text:list-item>
                                      <text:p text:style-name="P245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45">該&lt;?2&gt;個體 越信任 某一特定其他&lt;?2&gt;個體。</text:p>
                                      <text:list>
                                        <text:list-item>
                                          <text:p text:style-name="P245">該&lt;?2&gt;個體 越堅信，該其他&lt;?2&gt;個體的 投影世界觀。</text:p>
                                        </text:list-item>
                                        <text:list-item>
                                          <text:p text:style-name="P245">該其他&lt;?2&gt;個體 是 無機體、有機體、游離體。</text:p>
                                          <text:list>
                                            <text:list-item>
                                              <text:p text:style-name="P245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6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46">假定，某一特定AI 有意、無意，提供 錯誤答案。</text:p>
                                            </text:list-item>
                                            <text:list-item>
                                              <text:p text:style-name="P245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45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54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7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0">假定，無法自洽、驗證失敗。</text:p>
                          <text:list>
                            <text:list-item>
                              <text:p text:style-name="P240">該&lt;?2&gt;個體 有機率認定是，實驗過程、驗證過程 有錯。</text:p>
                              <text:list>
                                <text:list-item>
                                  <text:p text:style-name="P240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40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40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該&lt;?2&gt;個體 有機率無視 例外現象、標準差以外 的 數據、機率、事實。</text:p>
                      <text:list>
                        <text:list-item>
                          <text:p text:style-name="P240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8"><text:span text:style-name="T102">宗教的 相關描述的 影片</text:span><text:span text:style-name="T97">。</text:span></text:p>
              <text:list>
                <text:list-item>
                  <text:p text:style-name="P223"><text:span text:style-name="T49">@frogfrog1993（YouTube）</text:span><text:span text:style-name="T97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224"><text:span text:style-name="T68">在世界各信仰衝突下，我該如何找到人生的終極答案？|普羅米修斯號的啟發</text:span><text:span text:style-name="T97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99"><text:span text:style-name="T103">反清復明</text:span><text:span text:style-name="T97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7"> </text:span><text:span text:style-name="T120">↔</text:span><text:span text:style-name="T88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7"> </text:span><text:span text:style-name="T120">↔</text:span><text:span text:style-name="T88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48">明顯例子，誘導，信徒 思想、決策、行動，為了 反清復明 要 對抗清廷。</text:p>
                                </text:list-item>
                                <text:list-item>
                                  <text:p text:style-name="P200"><text:span text:style-name="T54">明顯例子，誘導，信徒 思想、決策、行動 對抗清朝 </text:span><text:span text:style-name="T97">沒有錯</text:span><text:span text:style-name="T54">。</text:span></text:p>
                                </text:list-item>
                                <text:list-item>
                                  <text:p text:style-name="P201"><text:span text:style-name="T54">抽象例子，誘導，信徒 認定，數學公理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49">抽象例子，誘導，信徒 思想、決策、行動，為了 數學公理 要拓展 數學工具。</text:p>
                                </text:list-item>
                                <text:list-item>
                                  <text:p text:style-name="P202"><text:span text:style-name="T54">抽象例子，誘導，信徒 思想、決策、行動 數學工具、拓展數學工具，</text:span><text:span text:style-name="T97">沒有錯。</text:span></text:p>
                                </text:list-item>
                                <text:list-item>
                                  <text:p text:style-name="P203"><text:span text:style-name="T54">抽象例子，誘導，信徒 認定，投影世界觀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50">抽象例子，誘導，信徒 思想、決策、行動，為了 投影世界觀 要做出 哪些事。</text:p>
                                </text:list-item>
                                <text:list-item>
                                  <text:p text:style-name="P204"><text:span text:style-name="T54">抽象例子，誘導，信徒 思想、決策、行動 那些事，</text:span><text:span text:style-name="T97">沒有錯、是理所當然的事</text:span><text:span text:style-name="T54">。</text:span></text:p>
                                </text:list-item>
                                <text:list-item>
                                  <text:p text:style-name="P205"><text:span text:style-name="T54">抽象例子，誘導，信徒 認定，天動說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114">抽象例子，誘導，信徒 思想、決策、行動，為了維護 天動說 要 監禁伽利略。</text:p>
                                </text:list-item>
                                <text:list-item>
                                  <text:p text:style-name="P115">抽象例子，誘導，信徒 思想、決策、行動，為了制止 地動說 要 監禁伽利略。</text:p>
                                </text:list-item>
                                <text:list-item>
                                  <text:p text:style-name="P206"><text:span text:style-name="T104">抽象例子，誘導 信徒 思想、決策、行動 監禁伽利略、要監禁伽利略 </text:span><text:span text:style-name="T97">沒有錯</text:span><text:span text:style-name="T104">。</text:span></text:p>
                                </text:list-item>
                                <text:list-item>
                                  <text:p text:style-name="P116">抽象例子，監禁伽利略、要監禁伽利略 以，制止 地動說，為 根基、基底。</text:p>
                                </text:list-item>
                                <text:list-item>
                                  <text:p text:style-name="P117">抽象例子，監禁伽利略、要監禁伽利略 以，維護 天動說，為 根基、基底。</text:p>
                                </text:list-item>
                                <text:list-item>
                                  <text:p text:style-name="P207"><text:span text:style-name="T54">抽象例子，制止地動說、維護天動說 以，天動說</text:span><text:span text:style-name="T97"> 沒有錯，</text:span><text:span text:style-name="T54">為 根基、基底。</text:span></text:p>
                                </text:list-item>
                                <text:list-item>
                                  <text:p text:style-name="P208"><text:span text:style-name="T54">抽象例子，天動說</text:span><text:span text:style-name="T97"> 沒有錯</text:span><text:span text:style-name="T54"> 以，信徒的信念、教會的誘導</text:span><text:span text:style-name="T97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209"><text:span text:style-name="T54">反清、對抗清廷</text:span><text:span text:style-name="T53"> </text:span><text:span text:style-name="T120">↔</text:span><text:span text:style-name="T54"> 手段、方法。</text:span></text:p>
                            </text:list-item>
                            <text:list-item>
                              <text:p text:style-name="P210"><text:span text:style-name="T97">復明</text:span><text:span text:style-name="T53"> </text:span><text:span text:style-name="T120">↔</text:span><text:span text:style-name="T54"> </text:span><text:span text:style-name="T97">包裝、掩護、誘餌</text:span><text:span text:style-name="T54">。</text:span></text:p>
                              <text:list>
                                <text:list-item>
                                  <text:p text:style-name="P211"><text:span text:style-name="T97">復明</text:span><text:span text:style-name="T53"> </text:span><text:span text:style-name="T120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212"><text:span text:style-name="T97">銀兩跟女人</text:span><text:span text:style-name="T53"> </text:span><text:span text:style-name="T120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7"> </text:span><text:span text:style-name="T120">↔</text:span><text:span text:style-name="T88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51">明顯例子，誘導，信徒 思想、決策、行動，為了 該信念 要做出 哪些事。</text:p>
                                  <text:list>
                                    <text:list-item>
                                      <text:p text:style-name="P213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4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4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215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52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53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7"> </text:span><text:span text:style-name="T120">↔</text:span><text:span text:style-name="T88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7"> </text:span><text:span text:style-name="T120">↔</text:span><text:span text:style-name="T88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7"> </text:span><text:span text:style-name="T120">↔</text:span><text:span text:style-name="T88"> </text:span><text:span text:style-name="T67">宗教的 領導層的 </text:span><text:span text:style-name="T88">目的、目標、</text:span><text:span text:style-name="T24">（要 達成的）某一特定信念</text:span>。</text:p>
                            </text:list-item>
                            <text:list-item>
                              <text:p text:style-name="P216"><text:span text:style-name="T54">明顯例子，宗教的 國民群</text:span><text:span text:style-name="T53"> </text:span><text:span text:style-name="T120">↔</text:span><text:span text:style-name="T54"> 水族館的 海豚。</text:span><text:span text:style-name="T109">（水族館</text:span><text:span text:style-name="T110"> </text:span><text:span text:style-name="T111">↔</text:span><text:span text:style-name="T109"> 宗教）</text:span></text:p>
                              <text:list>
                                <text:list-item>
                                  <text:p text:style-name="P217"><text:span text:style-name="T54">宗教的 領導層</text:span><text:span text:style-name="T53"> </text:span><text:span text:style-name="T120">↔</text:span><text:span text:style-name="T54">（海豚的）飼育員。</text:span></text:p>
                                </text:list-item>
                                <text:list-item>
                                  <text:p text:style-name="P218"><text:span text:style-name="T54">宗教的 領導層、國民群 的 共同的 手段</text:span><text:span text:style-name="T53"> </text:span><text:span text:style-name="T120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54">明顯例子，海豚的 飼育員 指揮（手部運動）。</text:p>
                                    </text:list-item>
                                    <text:list-item>
                                      <text:p text:style-name="P254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219"><text:span text:style-name="T54">宗教的 領導層的 誘餌</text:span><text:span text:style-name="T53"> </text:span><text:span text:style-name="T120">↔</text:span><text:span text:style-name="T54"> 食物。</text:span></text:p>
                                </text:list-item>
                                <text:list-item>
                                  <text:p text:style-name="P219"><text:span text:style-name="T54">宗教的 國民群的 目的</text:span><text:span text:style-name="T53"> </text:span><text:span text:style-name="T120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220"><text:span text:style-name="T54">宗教的 領導層的 目的</text:span><text:span text:style-name="T53"> </text:span><text:span text:style-name="T120">↔</text:span><text:span text:style-name="T54">(讓 參觀 水族館的 觀眾 娛樂，</text:span><text:span text:style-name="T97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18">蛋白質、自然現象。</text:p>
            </text:list-item>
            <text:list-item>
              <text:p text:style-name="P118">假定，某一特定個體 有 精巢。</text:p>
              <text:list>
                <text:list-item>
                  <text:p text:style-name="P119">假定，該個體 禁慾。</text:p>
                  <text:list>
                    <text:list-item>
                      <text:p text:style-name="P119">禁慾 是 沒有 發洩性慾。</text:p>
                    </text:list-item>
                    <text:list-item>
                      <text:p text:style-name="P118">該個體 自然而然、理所當然，包覆（人類 認定的）舍利子。</text:p>
                    </text:list-item>
                  </text:list>
                </text:list-item>
                <text:list-item>
                  <text:p text:style-name="P118">明顯例子，假定，某一特定人類個體 禁慾。</text:p>
                  <text:list>
                    <text:list-item>
                      <text:p text:style-name="P118">假定，該人類個體 有 精巢。</text:p>
                      <text:list>
                        <text:list-item>
                          <text:p text:style-name="P118">假定，該人類個體的 精巢 正常運作。</text:p>
                        </text:list-item>
                        <text:list-item>
                          <text:p text:style-name="P118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20">假定，該人類個體 沒有 精巢。</text:p>
                      <text:list>
                        <text:list-item>
                          <text:p text:style-name="P120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18">舍利子 映射 蛋白質。</text:p>
                  <text:list>
                    <text:list-item>
                      <text:p text:style-name="P118">蛋白質 有機率映射 禁慾。</text:p>
                    </text:list-item>
                    <text:list-item>
                      <text:p text:style-name="P118">某一特定個體 包覆 舍利子，不代表 該個體 禁慾。</text:p>
                      <text:list>
                        <text:list-item>
                          <text:p text:style-name="P256">假定，該個體 沒有 禁慾，該個體 有 包覆 舍利子。</text:p>
                          <text:list>
                            <text:list-item>
                              <text:p text:style-name="P121"><text:span text:style-name="T47">明顯例子，該個體，蛋白質攝取 </text:span><text:span text:style-name="T90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某一特定個體 禁慾，不代表 該個體 包覆 舍利子。</text:p>
                      <text:list>
                        <text:list-item>
                          <text:p text:style-name="P258">假定，該個體 有 禁慾，該個體 沒有 包覆 舍利子。</text:p>
                          <text:list>
                            <text:list-item>
                              <text:p text:style-name="P258">明顯例子，該個體的 精巢，間斷性運作、沒有運作、異常運作。</text:p>
                            </text:list-item>
                            <text:list-item>
                              <text:p text:style-name="P122"><text:span text:style-name="T47">明顯例子，該個體，蛋白質代謝 </text:span><text:span text:style-name="T90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8"><text:bookmark-start text:name="宗教行為"/>宗教行為<text:bookmark-end text:name="宗教行為"/></text:p>
          <text:list>
            <text:list-item>
              <text:p text:style-name="P258">拜拜、禱告。</text:p>
              <text:list>
                <text:list-item>
                  <text:p text:style-name="P265">假定，該個體的 本能、傳承 夠高，該個體 能夠 感受、感測、看到 某一特定意識層個體。</text:p>
                  <text:list>
                    <text:list-item>
                      <text:p text:style-name="P259">單工、半雙工、雙工。</text:p>
                      <text:list>
                        <text:list-item>
                          <text:p text:style-name="P123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4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66">單工、半雙工。</text:p>
                      <text:list>
                        <text:list-item>
                          <text:p text:style-name="P266">該個體 發送 訊號。</text:p>
                        </text:list-item>
                        <text:list-item>
                          <text:p text:style-name="P267">該意識層個體 接收 訊號。</text:p>
                        </text:list-item>
                        <text:list-item>
                          <text:p text:style-name="P267">該意識層個體 發送 訊號。</text:p>
                          <text:list>
                            <text:list-item>
                              <text:p text:style-name="P267">該個體 接收不到 訊號。</text:p>
                            </text:list-item>
                            <text:list-item>
                              <text:p text:style-name="P267">該個體 有機率使用 硬幣、骰子、撲克牌 擲杯，接收 訊號。</text:p>
                              <text:list>
                                <text:list-item>
                                  <text:p text:style-name="P123"><text:span text:style-name="T50">擲杯的 結果種類 有 無杯、笑杯、聖杯。</text:span><text:span text:style-name="T92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66">該個體 有機率使用 自言自語、使用工具，接收 訊號。</text:p>
                              <text:list>
                                <text:list-item>
                                  <text:p text:style-name="P266">明顯例子，塔羅牌。</text:p>
                                  <text:list>
                                    <text:list-item>
                                      <text:p text:style-name="P124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24"><text:span text:style-name="T53">塔羅牌 </text:span><text:span text:style-name="T120">↔</text:span><text:span text:style-name="T54"> 工具。</text:span></text:p>
                                      <text:list>
                                        <text:list-item>
                                          <text:p text:style-name="P255">發問 <text:span text:style-name="T119">↔</text:span> 該個體 發送 訊號，該意識層個體 接收 訊號。</text:p>
                                        </text:list-item>
                                        <text:list-item>
                                          <text:p text:style-name="P255">洗牌、抽牌 <text:span text:style-name="T119">↔</text:span> 該意識層個體 發送 訊號，影響、擾動 該個體。</text:p>
                                        </text:list-item>
                                        <text:list-item>
                                          <text:p text:style-name="P124"><text:span text:style-name="T50">讀牌 </text:span><text:span text:style-name="T121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該個體 獨自 接收 訊號，有機率發生 問題。</text:p>
                          <text:list>
                            <text:list-item>
                              <text:p text:style-name="P261">原因很明顯，請神容易，送神難。</text:p>
                              <text:list>
                                <text:list-item>
                                  <text:p text:style-name="P268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該個體 在 公開場所、公用場所、有其他個體存在的場所 接收 訊號，相對 安全。</text:p>
                          <text:list>
                            <text:list-item>
                              <text:p text:style-name="P262">公開場所、公用場所 不是 隨便、任意 的 公開場所、公用場所。</text:p>
                            </text:list-item>
                            <text:list-item>
                              <text:p text:style-name="P262">公開場所、公用場所 是 有 其他個體 在現場、在旁邊 的 公開場所、公用場所。</text:p>
                              <text:list>
                                <text:list-item>
                                  <text:p text:style-name="P260">其他個體 不是 隨便、任意 的 其他個體。</text:p>
                                </text:list-item>
                                <text:list-item>
                                  <text:p text:style-name="P125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69">其他個體 是 能夠 感受、感測、交互作用 該意識層個體，的 其他個體。</text:p>
                                  <text:list>
                                    <text:list-item>
                                      <text:p text:style-name="P270">假定，該意識層個體 試圖 跟著 離開 <text:span text:style-name="T94">公開</text:span>場所<text:span text:style-name="T94">、公用場所</text:span>。</text:p>
                                      <text:list>
                                        <text:list-item>
                                          <text:p text:style-name="P269">該其他個體 有機率 提醒、協助 該個體。</text:p>
                                        </text:list-item>
                                        <text:list-item>
                                          <text:p text:style-name="P269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3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6">心誠則靈。</text:p>
                      <text:list>
                        <text:list-item>
                          <text:p text:style-name="P266">該個體 不需要 特地到 某一特定地方 拜拜、禱告。</text:p>
                          <text:list>
                            <text:list-item>
                              <text:p text:style-name="P266">明顯例子，該個體 不需要 浪費 時間、體力、資源，特地到 宗教場所 拜拜。</text:p>
                            </text:list-item>
                            <text:list-item>
                              <text:p text:style-name="P271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66">該個體 隨時、隨地 都能 拜拜、禱告。</text:p>
                          <text:list>
                            <text:list-item>
                              <text:p text:style-name="P266">明顯例子，該個體 隨時 都能 在 家裡 拜拜、禱告。</text:p>
                            </text:list-item>
                            <text:list-item>
                              <text:p text:style-name="P266">明顯例子，該個體 隨地 都能 在 睡前 拜拜、禱告。</text:p>
                              <text:list>
                                <text:list-item>
                                  <text:p text:style-name="P266">拜拜 不是 站直、拿香、燒香。</text:p>
                                </text:list-item>
                                <text:list-item>
                                  <text:p text:style-name="P266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4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26">噪音汙染。</text:p>
                </text:list-item>
                <text:list-item>
                  <text:p text:style-name="P127">空氣汙染。</text:p>
                </text:list-item>
                <text:list-item>
                  <text:p text:style-name="P126">擾亂交通。</text:p>
                </text:list-item>
                <text:list-item>
                  <text:p text:style-name="P225"><text:span text:style-name="T97">入侵道路。</text:span><text:span text:style-name="T108">（明顯例子，掛在 路上的 燈籠 斷掉，飄落到 道路、鐵軌，造成 誤點、事故）</text:span></text:p>
                </text:list-item>
                <text:list-item>
                  <text:p text:style-name="P127">汙染環境。</text:p>
                </text:list-item>
                <text:list-item>
                  <text:p text:style-name="P127">汙染自然。</text:p>
                </text:list-item>
                <text:list-item>
                  <text:p text:style-name="P127">製造垃圾。</text:p>
                </text:list-item>
                <text:list-item>
                  <text:p text:style-name="P127">國民群 越相信、越堅信、越臣服 投影世界觀，領導層 越容易 控制、操控、遙控 國民群。</text:p>
                  <text:list>
                    <text:list-item>
                      <text:p text:style-name="P127">宗教、習俗 是 馴化 國民群的 工具。</text:p>
                      <text:list>
                        <text:list-item>
                          <text:p text:style-name="P127">極端優良、零成本。</text:p>
                        </text:list-item>
                        <text:list-item>
                          <text:p text:style-name="P128"><text:span text:style-name="T16">明顯例子，某一特定個體 在 黑暗的空間、</text:span><text:span text:style-name="T74">史金納箱</text:span><text:span text:style-name="T16"> 當中，點火、點燈。</text:span></text:p>
                          <text:list>
                            <text:list-item>
                              <text:p text:style-name="P135">領導層 <text:span text:style-name="T119">↔</text:span> 該個體。</text:p>
                            </text:list-item>
                            <text:list-item>
                              <text:p text:style-name="P127"><text:span text:style-name="T16">國民群 </text:span><text:span text:style-name="T122">↔</text:span><text:span text:style-name="T17"> 有趨光性的 昆蟲。</text:span></text:p>
                            </text:list-item>
                            <text:list-item>
                              <text:p text:style-name="P135">宗教、習俗 <text:span text:style-name="T119">↔</text:span> 蠟燭、電燈、某一特定發光體。</text:p>
                            </text:list-item>
                            <text:list-item>
                              <text:p text:style-name="P135">假定，該個體 想要 昆蟲 往左邊飛、往右邊飛、做出某一特定動作。</text:p>
                              <text:list>
                                <text:list-item>
                                  <text:p text:style-name="P135">該個體 不用 一個、一個 昆蟲 抓。</text:p>
                                </text:list-item>
                                <text:list-item>
                                  <text:p text:style-name="P135">該個體 只要 移動、修改、改變 蠟燭的 位置、速度、亮度。</text:p>
                                </text:list-item>
                                <text:list-item>
                                  <text:p text:style-name="P135">昆蟲 就會 跟著 蠟燭 運動。</text:p>
                                </text:list-item>
                                <text:list-item>
                                  <text:p text:style-name="P135">該個體的 目的、目標 輕易、輕鬆 達到。</text:p>
                                </text:list-item>
                                <text:list-item>
                                  <text:p text:style-name="P135">昆蟲 不在乎，蠟燭 為什麼會發光、為什麼要發光、為什麼會移動。</text:p>
                                </text:list-item>
                                <text:list-item>
                                  <text:p text:style-name="P135">昆蟲 只在乎、一昧追逐、無腦追逐 發光的 蠟燭。</text:p>
                                </text:list-item>
                                <text:list-item>
                                  <text:p text:style-name="P135">昆蟲 有機率只會看到 蠟燭的 一部分，不會看到、無法看到 蠟燭的 全貌。</text:p>
                                  <text:list>
                                    <text:list-item>
                                      <text:p text:style-name="P136">明顯例子，假定，蠟燭的 光 只有照射到 蠟燭的上半部。</text:p>
                                      <text:list>
                                        <text:list-item>
                                          <text:p text:style-name="P136">昆蟲 有機率只會看到 蠟燭的上半部。</text:p>
                                        </text:list-item>
                                        <text:list-item>
                                          <text:p text:style-name="P135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7">該個體 有機率能夠 操控 亮度。</text:p>
                                      <text:list>
                                        <text:list-item>
                                          <text:p text:style-name="P137">讓 昆蟲 看到，該個體 想要，昆蟲 看到的 部分、資訊、情報。</text:p>
                                        </text:list-item>
                                        <text:list-item>
                                          <text:p text:style-name="P137">明顯例子，情報封鎖、情報扭曲、情報操作。</text:p>
                                        </text:list-item>
                                        <text:list-item>
                                          <text:p text:style-name="P137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37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37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5">狂熱的 昆蟲 被 火 傷害，也在所不惜。</text:p>
                                  <text:list>
                                    <text:list-item>
                                      <text:p text:style-name="P135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7">只在乎 現象，不在乎 本質。</text:p>
                </text:list-item>
                <text:list-item>
                  <text:p text:style-name="P127">只感測 表象，不探索 原理。</text:p>
                </text:list-item>
                <text:list-item>
                  <text:p text:style-name="P138">科學、科技 有 傳承，宗教、習俗 有 傳承。</text:p>
                  <text:list>
                    <text:list-item>
                      <text:p text:style-name="P138">宗教、習俗 是 人類 認定的 宗教、習俗。</text:p>
                    </text:list-item>
                  </text:list>
                </text:list-item>
                <text:list-item>
                  <text:p text:style-name="P139">科學、科技 日日更新，宗教、習俗 老調重彈。</text:p>
                </text:list-item>
                <text:list-item>
                  <text:p text:style-name="P140">科學、科技 探索未知，宗教、習俗 排列組合。</text:p>
                </text:list-item>
                <text:list-item>
                  <text:p text:style-name="P153">科學、科技 質疑解惑，宗教、習俗 不容質疑。</text:p>
                  <text:list>
                    <text:list-item>
                      <text:p text:style-name="P154">不容質疑 的 明顯例子，假定，某一特定個體 質疑、查驗、評論 某一特定 宗教、習俗。</text:p>
                      <text:list>
                        <text:list-item>
                          <text:p text:style-name="P154">假定，某一特定信念個體 相信、堅信、信仰，該宗教、該習俗 的 投影世界觀。</text:p>
                          <text:list>
                            <text:list-item>
                              <text:p text:style-name="P154">明顯例子，贖罪卷。</text:p>
                            </text:list-item>
                          </text:list>
                        </text:list-item>
                        <text:list-item>
                          <text:p text:style-name="P154">該信念個體 有機率 攻擊、傷害、獵巫 該個體。</text:p>
                          <text:list>
                            <text:list-item>
                              <text:p text:style-name="P154">明顯例子，地圓說、地動說、中世紀獵巫、<text:span text:style-name="T44">√</text:span><text:span text:style-name="T73">2、特斯拉的無限能源</text:span>。</text:p>
                            </text:list-item>
                          </text:list>
                        </text:list-item>
                        <text:list-item>
                          <text:p text:style-name="P154">該信念個體 有機率發動 信念戰爭。</text:p>
                          <text:list>
                            <text:list-item>
                              <text:p text:style-name="P154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4">科學、科技 實驗驗證，宗教、習俗 獵巫異端。</text:p>
                </text:list-item>
                <text:list-item>
                  <text:p text:style-name="P140">科學、科技 突破發展，宗教、習俗 向下沉淪。</text:p>
                </text:list-item>
                <text:list-item>
                  <text:p text:style-name="P140">科學、科技 團隊合作，宗教、習俗 閉門造車。</text:p>
                </text:list-item>
                <text:list-item>
                  <text:p text:style-name="P141">科學、科技 站在肩膀，宗教、習俗 螃蟹理論。</text:p>
                </text:list-item>
                <text:list-item>
                  <text:p text:style-name="P142">科學、科技 有 持續發展，宗教、習俗 沒有 持續發展。</text:p>
                </text:list-item>
                <text:list-item>
                  <text:p text:style-name="P142">科學、科技 有 科學奇異點，神學、宗教 沒有 神學奇異點，習俗 沒有 文化學奇異點。</text:p>
                  <text:list>
                    <text:list-item>
                      <text:p text:style-name="P143">科學、科技 有 科學奇異點 是 人類的 科學、科技，有 發展出 科學奇異點。</text:p>
                    </text:list-item>
                    <text:list-item>
                      <text:p text:style-name="P144">神學、宗教 沒有 神學奇異點 不是 神學、宗教，沒有 神學奇異點。</text:p>
                    </text:list-item>
                    <text:list-item>
                      <text:p text:style-name="P144">神學、宗教 沒有 神學奇異點 是 人類的 神學、宗教，沒有 發展出 神學奇異點。</text:p>
                    </text:list-item>
                    <text:list-item>
                      <text:p text:style-name="P144">習俗 沒有 文化學奇異點 不是 習俗，沒有 文化學奇異點。</text:p>
                    </text:list-item>
                    <text:list-item>
                      <text:p text:style-name="P144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45">物質文明 有 科學奇異點，精神文明 沒有 神學奇異點、文化學奇異點。</text:p>
                  <text:list>
                    <text:list-item>
                      <text:p text:style-name="P146">物質文明 有 科學奇異點 是 人類的 物質文明，有 發展出 宗教奇異點。</text:p>
                    </text:list-item>
                    <text:list-item>
                      <text:p text:style-name="P147">精神文明 沒有 神學奇異點 不是 精神文明，沒有 神學奇異點。</text:p>
                    </text:list-item>
                    <text:list-item>
                      <text:p text:style-name="P147">精神文明 沒有 神學奇異點 是 人類的 精神文明，沒有 發展出 神學奇異點。</text:p>
                    </text:list-item>
                    <text:list-item>
                      <text:p text:style-name="P147">精神文明 沒有 文化學奇異點 不是 精神文明，沒有 文化學奇異點。</text:p>
                    </text:list-item>
                    <text:list-item>
                      <text:p text:style-name="P147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38">物質文明 加速 發展，精神文明 加速 原地踏步、降低、退化。</text:p>
                </text:list-item>
                <text:list-item>
                  <text:p text:style-name="P138">使用 儀式感、參與感、沉浸感 鞏固、強化、增幅，宗教信徒的 信念。</text:p>
                </text:list-item>
              </text:list>
            </text:list-item>
            <text:list-item>
              <text:p text:style-name="P129">祭意識層個體。</text:p>
              <text:list>
                <text:list-item>
                  <text:p text:style-name="P129">祭意識層個體 是 發出交易請求、進行交易、履行承諾。</text:p>
                  <text:list>
                    <text:list-item>
                      <text:p text:style-name="P129">交易的 控制權 在 意識層個體 手上。</text:p>
                    </text:list-item>
                    <text:list-item>
                      <text:p text:style-name="P130">發出交易請求 的 明顯例子，（人類 認定的）獻祭、祭壇、供品、跪拜、陣行。</text:p>
                    </text:list-item>
                    <text:list-item>
                      <text:p text:style-name="P130">進行交易 的 明顯例子，（人類 認定的）跟惡魔交易、神靈附身、邪靈附身。</text:p>
                    </text:list-item>
                    <text:list-item>
                      <text:p text:style-name="P131">履行承諾 的 明顯例子，（人類 認定的）收割靈魂、還願、纏身。</text:p>
                    </text:list-item>
                    <text:list-item>
                      <text:p text:style-name="P131">假定，交易合約、交易條件 沒有 共識、清晰、清楚。</text:p>
                      <text:list>
                        <text:list-item>
                          <text:p text:style-name="P131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32">明顯例子，假定，該個體 想要成為 世界首富。</text:p>
                      <text:list>
                        <text:list-item>
                          <text:p text:style-name="P132">假定，該個體 進行 祭意識層個體。</text:p>
                        </text:list-item>
                        <text:list-item>
                          <text:p text:style-name="P133">該個體 有機率認定 只需要 供品。</text:p>
                        </text:list-item>
                        <text:list-item>
                          <text:p text:style-name="P133">該意識層個體 有機率要求 定期提供 供品。</text:p>
                        </text:list-item>
                        <text:list-item>
                          <text:p text:style-name="P133">假定，某一特定意識層個體 成功，讓 該個體 成為 世界首富。</text:p>
                          <text:list>
                            <text:list-item>
                              <text:p text:style-name="P133">該意識層個體 有機率要求 尾款。</text:p>
                              <text:list>
                                <text:list-item>
                                  <text:p text:style-name="P133">該意識層個體 有機率認定，一開始的 供品 是 頭款。</text:p>
                                </text:list-item>
                                <text:list-item>
                                  <text:p text:style-name="P133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3">該個體 有機率 不給尾款、不知道要給尾款。</text:p>
                          <text:list>
                            <text:list-item>
                              <text:p text:style-name="P133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33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34">假定，某一特定個體 祭意識層個體。</text:p>
                  <text:list>
                    <text:list-item>
                      <text:p text:style-name="P134">該個體的 交易對象 不一定是，該個體 認定的 交易對象。</text:p>
                      <text:list>
                        <text:list-item>
                          <text:p text:style-name="P134">明顯例子，假定，該個體 祭祖。</text:p>
                          <text:list>
                            <text:list-item>
                              <text:p text:style-name="P134">該個體 認定的 交易對象 是 自己的 祖代。</text:p>
                              <text:list>
                                <text:list-item>
                                  <text:p text:style-name="P134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34">該個體的 交易對象 有機率是 其他意識層個體、（人類 認定的）浮游靈、邪靈。</text:p>
                              <text:list>
                                <text:list-item>
                                  <text:p text:style-name="P134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2">跪拜。</text:p>
              <text:list>
                <text:list-item>
                  <text:p text:style-name="P272">跪拜 是 跪拜 無機體個體、有機體個體、游離體個體。</text:p>
                  <text:list>
                    <text:list-item>
                      <text:p text:style-name="P272">明顯例子，跪拜 偶像、（人類 認定的）活人、社團組織。</text:p>
                    </text:list-item>
                  </text:list>
                </text:list-item>
                <text:list-item>
                  <text:p text:style-name="P272">明顯例子，某一特定人類個體的 紅血球個體 不搬運 氧氣。</text:p>
                  <text:list>
                    <text:list-item>
                      <text:p text:style-name="P273">紅血球個體 跪拜 偶像、活著的細胞個體、血液循環系統個體。</text:p>
                    </text:list-item>
                    <text:list-item>
                      <text:p text:style-name="P274">紅血球個體 跪拜 該人類個體、其他人類個體、其他人類個體的人體、其他個體、一切。</text:p>
                      <text:list>
                        <text:list-item>
                          <text:p text:style-name="P272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75">紅血球個體 有機率浪費 養分、資源、原物料，進行 <text:span text:style-name="T94">燒香、焚香、進香、繞境、陣頭。</text:span></text:p>
                      <text:list>
                        <text:list-item>
                          <text:p text:style-name="P276">紅血球個體 有機率不搬運 氧氣，進行 <text:span text:style-name="T94">燒香、焚香、進香、繞境、陣頭、誦經</text:span>。</text:p>
                          <text:list>
                            <text:list-item>
                              <text:p text:style-name="P277">紅血球個體 有機率把 搬運氧氣的 時間、空間、精力、資源、原物料、專注力。</text:p>
                              <text:list>
                                <text:list-item>
                                  <text:p text:style-name="P277">用在 <text:span text:style-name="T94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8">紅血球個體 有機率 汙染血液循環系統、毒化血液循環系統。</text:p>
                        </text:list-item>
                        <text:list-item>
                          <text:p text:style-name="P279">紅血球個體 有機率 汙染人體、毒化人體。</text:p>
                        </text:list-item>
                        <text:list-item>
                          <text:p text:style-name="P280">紅血球個體 有機率 浪費時間、浪費空間、浪費資源。</text:p>
                        </text:list-item>
                        <text:list-item>
                          <text:p text:style-name="P281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82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83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84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85">假定，爬山 是 某一特定個體 的 日常生活。</text:p>
                          <text:list>
                            <text:list-item>
                              <text:p text:style-name="P285">日常生活 是 平常行動、休閒活動、定期運動。</text:p>
                            </text:list-item>
                            <text:list-item>
                              <text:p text:style-name="P284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6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87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87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88"><text:span text:style-name="T25">研究、發展、</text:span>維持、提升、昇華 物質文明、精神文明、文明（本身）是 日常生活。</text:p>
                </text:list-item>
                <text:list-item>
                  <text:p text:style-name="P288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88">宗教行為、修煉生活。</text:p>
              <text:list>
                <text:list-item>
                  <text:p text:style-name="P288">宗教行為 是 本能、傳承、維持、降低、退化。<text:span text:style-name="T91">（、癌化）</text:span></text:p>
                  <text:list>
                    <text:list-item>
                      <text:p text:style-name="P148">本能法則、信念法則。</text:p>
                    </text:list-item>
                    <text:list-item>
                      <text:p text:style-name="P149">知道 要做什麼，有機率不知道 為什麼要這麼做，不會查驗 原因、因果、現象、本質。</text:p>
                      <text:list>
                        <text:list-item>
                          <text:p text:style-name="P290">明顯例子，史金納箱，鴿子 跳 祈食舞。</text:p>
                        </text:list-item>
                        <text:list-item>
                          <text:p text:style-name="P290">抽象例子，行人、汽車司機、進行定居的（先驅的子代）個體、在樹蔭休息的個體。</text:p>
                        </text:list-item>
                        <text:list-item>
                          <text:p text:style-name="P290">抽象例子，達克效應。</text:p>
                          <text:list>
                            <text:list-item>
                              <text:p text:style-name="P290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維持、降低、退化 物質文明、精神文明、文明（本身）。</text:p>
                      <text:list>
                        <text:list-item>
                          <text:p text:style-name="P151">明顯例子，傳話遊戲。</text:p>
                        </text:list-item>
                        <text:list-item>
                          <text:p text:style-name="P226"><text:span text:style-name="T97">抽象例子，持續斷鏈 →</text:span><text:span text:style-name="T99"> 淪於形式 →</text:span><text:span text:style-name="T100"> </text:span><text:span text:style-name="T99">跟不上時代。</text:span></text:p>
                          <text:list>
                            <text:list-item>
                              <text:p text:style-name="P155">抽象例子，物質文明 修煉生活，精神文明 宗教行為。</text:p>
                              <text:list>
                                <text:list-item>
                                  <text:p text:style-name="P155">物質文明 在 工業時代。</text:p>
                                  <text:list>
                                    <text:list-item>
                                      <text:p text:style-name="P155">物質文明 從 石器時代 發展到 工業時代。</text:p>
                                    </text:list-item>
                                    <text:list-item>
                                      <text:p text:style-name="P155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56">精神文明 在 石器時代。</text:p>
                                  <text:list>
                                    <text:list-item>
                                      <text:p text:style-name="P156">精神文明 維持在 石器時代。</text:p>
                                    </text:list-item>
                                    <text:list-item>
                                      <text:p text:style-name="P156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91">精神文明 跟不上 物質文明。</text:p>
                                  <text:list>
                                    <text:list-item>
                                      <text:p text:style-name="P291">物質文明 有 發展出 科學奇異點、物質文明奇異點。</text:p>
                                    </text:list-item>
                                    <text:list-item>
                                      <text:p text:style-name="P291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7"><text:span text:style-name="T97">修煉生活 是 本能、傳承、新生、</text:span><text:span text:style-name="T98">研究、發展、</text:span><text:span text:style-name="T97">維持、提升、昇華。</text:span></text:p>
                  <text:list>
                    <text:list-item>
                      <text:p text:style-name="P157">物質層法則、意識層法則。</text:p>
                    </text:list-item>
                    <text:list-item>
                      <text:p text:style-name="P228"><text:span text:style-name="T98">有機率知道 要做什麼，有機率不知道 </text:span><text:span text:style-name="T97">為什麼要這麼做，會查驗 原因、因果、現象</text:span><text:span text:style-name="T98">。</text:span></text:p>
                      <text:list>
                        <text:list-item>
                          <text:p text:style-name="P290">明顯例子，科學，發現、驗證、重現、統計、研究原因、研究原因的原因、探究本質。</text:p>
                        </text:list-item>
                        <text:list-item>
                          <text:p text:style-name="P290">抽象例子，先驅、拓荒、修建道路、拓寬道路、維護道路、優化道路、發展交通工具。</text:p>
                        </text:list-item>
                        <text:list-item>
                          <text:p text:style-name="P290">抽象例子，達克效應。</text:p>
                          <text:list>
                            <text:list-item>
                              <text:p text:style-name="P229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0"><text:span text:style-name="T98">研究、發展、</text:span><text:span text:style-name="T97">維持、提升、昇華 物質文明、精神文明、文明（本身）、道、德、個體。</text:span></text:p>
                      <text:list>
                        <text:list-item>
                          <text:p text:style-name="P152">明顯例子，蓋房子。</text:p>
                        </text:list-item>
                        <text:list-item>
                          <text:p text:style-name="P230"><text:span text:style-name="T97">抽象例子，持續續鍊 →</text:span><text:span text:style-name="T99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2">宮廟 不存在（人類 認定的）神、神靈、神靈附身。</text:p>
              <text:list>
                <text:list-item>
                  <text:p text:style-name="P272">（人類 認定的）神靈附身、邪靈附身、上帝附身、撒旦附身 是 意識層個體的 拿手好戲。</text:p>
                  <text:list>
                    <text:list-item>
                      <text:p text:style-name="P272">拿手好戲 是 技巧、科學、科技、工具、本能、傳承、第一層級法則、非監督式學習。</text:p>
                      <text:list>
                        <text:list-item>
                          <text:p text:style-name="P289">明顯例子，通靈板。</text:p>
                          <text:list>
                            <text:list-item>
                              <text:p text:style-name="P289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89">明顯例子，神轎。</text:p>
                          <text:list>
                            <text:list-item>
                              <text:p text:style-name="P289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89">明顯例子，乩童。</text:p>
                          <text:list>
                            <text:list-item>
                              <text:p text:style-name="P289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意識層個體的 信徒 越多，意識層個體 能夠 攝取到 更多的 能量、儲量。</text:p>
                      <text:list>
                        <text:list-item>
                          <text:p text:style-name="P272">明顯例子，水庫 越多，能夠 儲存、攝取、攝食 的 飲用水 越多。</text:p>
                          <text:list>
                            <text:list-item>
                              <text:p text:style-name="P272">水庫 <text:span text:style-name="T123">↔</text:span><text:span text:style-name="T95"> 意識層個體的 信徒。</text:span></text:p>
                            </text:list-item>
                            <text:list-item>
                              <text:p text:style-name="P272">飲用水 <text:span text:style-name="T123">↔</text:span><text:span text:style-name="T95"> 意識層個體的 信徒的 能量、儲量。</text:span></text:p>
                            </text:list-item>
                            <text:list-item>
                              <text:p text:style-name="P272">水庫的水 <text:span text:style-name="T124">↔</text:span><text:span text:style-name="T96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意識層個體 攝取 越多 能量、儲量，本能、傳承 越強大，道 越高。</text:p>
                      <text:list>
                        <text:list-item>
                          <text:p text:style-name="P272">能量、儲量 的 明顯例子，（張國松 認定的）磁流。</text:p>
                        </text:list-item>
                        <text:list-item>
                          <text:p text:style-name="P272">意識層個體 攝取的 能量、儲量，跟 德 無相關。</text:p>
                          <text:list>
                            <text:list-item>
                              <text:p text:style-name="P272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2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55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bookmark-start text:name="訊息"/>訊息<text:bookmark-end text:name="訊息"/></text:p>
          <text:list>
            <text:list-item>
              <text:p text:style-name="P159">訊息。</text:p>
              <text:list>
                <text:list-item>
                  <text:p text:style-name="P159">不要 成立宗教、成立教會、教徒、強迫其他個體相信。</text:p>
                  <text:list>
                    <text:list-item>
                      <text:p text:style-name="P160">明顯例子，耶穌 沒有成立 基督教、基督教教會</text:p>
                      <text:list>
                        <text:list-item>
                          <text:p text:style-name="P160">耶穌 從來沒有 拜偶像、成立基督教。</text:p>
                        </text:list-item>
                        <text:list-item>
                          <text:p text:style-name="P160">耶穌 只有進行 聚會、活動。</text:p>
                        </text:list-item>
                        <text:list-item>
                          <text:p text:style-name="P160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60">明顯例子，佛陀 沒有成立 佛教、佛教寺廟。</text:p>
                      <text:list>
                        <text:list-item>
                          <text:p text:style-name="P161">佛陀 從來沒有 拜偶像、成立佛教。</text:p>
                        </text:list-item>
                        <text:list-item>
                          <text:p text:style-name="P160">佛陀 只有進行 聚會、活動。</text:p>
                        </text:list-item>
                        <text:list-item>
                          <text:p text:style-name="P160">佛陀 是 無神論者、修煉論者、佛法僧論者。</text:p>
                        </text:list-item>
                      </text:list>
                    </text:list-item>
                    <text:list-item>
                      <text:p text:style-name="P160">明顯例子，老子 沒有成立 道教、道教道場。</text:p>
                      <text:list>
                        <text:list-item>
                          <text:p text:style-name="P161">老子 從來沒有 拜偶像、成立道教。</text:p>
                        </text:list-item>
                        <text:list-item>
                          <text:p text:style-name="P160">老子 只有進行 記載、記錄 書籍。</text:p>
                        </text:list-item>
                        <text:list-item>
                          <text:p text:style-name="P160">老子 是 無神論者、修煉論者、道德經論者。</text:p>
                        </text:list-item>
                      </text:list>
                    </text:list-item>
                    <text:list-item>
                      <text:p text:style-name="P345"><text:span text:style-name="T56">（詳細內容 在 </text:span><text:span text:style-name="T76">神、預言 (日月神示)</text:span><text:span text:style-name="T56"> 文件群的 </text:span><text:span text:style-name="T76">下之卷，第4帖</text:span><text:span text:style-name="T56">）</text:span></text:p>
                    </text:list-item>
                  </text:list>
                </text:list-item>
                <text:list-item>
                  <text:p text:style-name="P292">不要 跪拜、拜雕像、拜偶像、拜符號、拜象徵。</text:p>
                  <text:list>
                    <text:list-item>
                      <text:p text:style-name="P346"><text:span text:style-name="T56">（詳細內容 在 </text:span><text:span text:style-name="T76">神、預言 (日月神示)</text:span><text:span text:style-name="T56"> 文件群的 </text:span><text:span text:style-name="T76">下之卷，第</text:span><text:span text:style-name="T77">7</text:span><text:span text:style-name="T76">帖</text:span><text:span text:style-name="T56">）</text:span></text:p>
                    </text:list-item>
                    <text:list-item>
                      <text:p text:style-name="P347"><text:span text:style-name="T56">（詳細內容 在 </text:span><text:span text:style-name="T76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48"><text:span text:style-name="T56">（詳細內容 在 </text:span><text:span text:style-name="T76">神、預言 (以西結書)</text:span><text:span text:style-name="T56"> 文件群的 </text:span><text:span text:style-name="T34">第</text:span><text:span text:style-name="T78">6</text:span><text:span text:style-name="T34">章</text:span><text:span text:style-name="T56">）</text:span></text:p>
                    </text:list-item>
                    <text:list-item>
                      <text:p text:style-name="P349"><text:span text:style-name="T56">（詳細內容 在 </text:span><text:span text:style-name="T76">神、預言 (</text:span><text:span text:style-name="T35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56">）</text:span></text:p>
                    </text:list-item>
                  </text:list>
                </text:list-item>
                <text:list-item>
                  <text:p text:style-name="P162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38"><text:span text:style-name="T46">（詳細內容 在 </text:span><text:span text:style-name="T75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50"><text:span text:style-name="T56">（詳細內容 在 </text:span><text:span text:style-name="T76">神、預言 (</text:span><text:span text:style-name="T81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63">、</text:span><text:span text:style-name="T80">第</text:span><text:span text:style-name="T79">3</text:span><text:span text:style-name="T82">4</text:span><text:span text:style-name="T80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62">其他訊息。</text:p>
              <text:list>
                <text:list-item>
                  <text:p text:style-name="P162">不要 迷信、盲信。</text:p>
                  <text:list>
                    <text:list-item>
                      <text:p text:style-name="P162">迷信 的 明顯例子，（馬爾庫塞 認定的）單維度的人。</text:p>
                      <text:list>
                        <text:list-item>
                          <text:p text:style-name="P339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63">不要（被動、被迫）<text:span text:style-name="T131">發散、維持、收斂</text:span>。</text:p>
                      <text:list>
                        <text:list-item>
                          <text:p text:style-name="P164">不要 被控制、被操控、被遙控 <text:span text:style-name="T131">發散、維持、收斂</text:span>。</text:p>
                          <text:list>
                            <text:list-item>
                              <text:p text:style-name="P165">明顯例子，奶嘴樂。</text:p>
                            </text:list-item>
                            <text:list-item>
                              <text:p text:style-name="P165">抽象例子，老鼠烏托邦。</text:p>
                            </text:list-item>
                            <text:list-item>
                              <text:p text:style-name="P166">抽象例子，只能在 現有、眼前、制式、框內、有限 的 選項、環境，做 選擇。</text:p>
                              <text:list>
                                <text:list-item>
                                  <text:p text:style-name="P167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要（主動）<text:span text:style-name="T131">發散、維持、收斂。</text:span></text:p>
                      <text:list>
                        <text:list-item>
                          <text:p text:style-name="P169"><text:span text:style-name="T131">要 好奇、紀錄、歸納</text:span>。</text:p>
                          <text:list>
                            <text:list-item>
                              <text:p text:style-name="P170">好奇 的 明顯例子，（亞里斯多德 認定的）<text:span text:style-name="T131">求知、探索原因、追求真理</text:span>。</text:p>
                              <text:list>
                                <text:list-item>
                                  <text:p text:style-name="P340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68"><text:span text:style-name="T131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邪惡<text:bookmark-start text:name="邪惡宗教"/>宗教<text:bookmark-end text:name="邪惡宗教"/><text:span text:style-name="T118">、邪教</text:span></text:p>
          <text:list>
            <text:list-item>
              <text:p text:style-name="P231"><text:span text:style-name="T97">邪惡宗教 常見</text:span><text:span text:style-name="T101">的 顯性特徵。</text:span></text:p>
              <text:list>
                <text:list-item>
                  <text:p text:style-name="P231"><text:span text:style-name="T59">PUA</text:span><text:span text:style-name="T101">。</text:span></text:p>
                </text:list-item>
                <text:list-item>
                  <text:p text:style-name="P293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94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95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32"><text:span text:style-name="T59">明顯例子，（該信徒 信仰的）宗教 禁止、誘導，該信徒 </text:span><text:span text:style-name="T101">遠離 家庭、社會、群體。</text:span></text:p>
                      <text:list>
                        <text:list-item>
                          <text:p text:style-name="P296">明顯例子，（該信徒 信仰的）宗教 指派 大量的、連綿不斷的 工作，給 該信徒。</text:p>
                          <text:list>
                            <text:list-item>
                              <text:p text:style-name="P297">該信徒 主動、被動、被迫 接受、執行 該工作。</text:p>
                            </text:list-item>
                            <text:list-item>
                              <text:p text:style-name="P233"><text:span text:style-name="T59">造成 該信徒 </text:span><text:span text:style-name="T101">遠離 家庭、社會、群體。</text:span></text:p>
                            </text:list-item>
                            <text:list-item>
                              <text:p text:style-name="P234"><text:span text:style-name="T59">造成 該信徒 孤立於、斷鏈</text:span><text:span text:style-name="T60">於、冷暴力於 </text:span><text:span text:style-name="T101">家庭、社會、群體。</text:span></text:p>
                            </text:list-item>
                            <text:list-item>
                              <text:p text:style-name="P234"><text:span text:style-name="T59">造成 該信徒 被孤立於、被斷鍊於、被冷暴力於 </text:span><text:span text:style-name="T101">家庭、社會、群體。</text:span></text:p>
                            </text:list-item>
                            <text:list-item>
                              <text:p text:style-name="P297">造成 該信徒 忙著、專注在 思想、決策、行動 該工作。</text:p>
                            </text:list-item>
                            <text:list-item>
                              <text:p text:style-name="P298">造成 該信徒 忙著、專注在 思想、決策、行動（該信徒 信仰的）宗教。</text:p>
                            </text:list-item>
                            <text:list-item>
                              <text:p text:style-name="P299">造成 該信徒 忙到沒有時間 思考（該信徒 信仰的）宗教，以外的 一切。</text:p>
                            </text:list-item>
                            <text:list-item>
                              <text:p text:style-name="P300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35"><text:span text:style-name="T49">抽象例子，DDOS</text:span><text:span text:style-name="T97">。</text:span></text:p>
                              <text:list>
                                <text:list-item>
                                  <text:p text:style-name="P236"><text:span text:style-name="T49">（該信徒 信仰的）宗教、</text:span><text:span text:style-name="T97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3">明顯例子，某一特定信徒 被要求 幫助（該信徒 信仰的）宗教。</text:p>
                      <text:list>
                        <text:list-item>
                          <text:p text:style-name="P293">該信徒 有機率 主動、被動、被迫 放下、放棄、離開 既有的 日常生活、修煉生活。</text:p>
                        </text:list-item>
                        <text:list-item>
                          <text:p text:style-name="P293">該信徒 有機率 主動、被動、被迫 放下、放棄、離開 親情、工作、親朋好友。</text:p>
                        </text:list-item>
                        <text:list-item>
                          <text:p text:style-name="P301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6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6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5">↔</text:span><text:span text:style-name="T114"> 樹根、地基、房角石。</text:span></text:p>
                              <text:list>
                                <text:list-item>
                                  <text:p text:style-name="P56">宗教 <text:span text:style-name="T126">↔</text:span><text:span text:style-name="T115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7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3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4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302">某一特定個體 有機率同時，蘊含、遵從、信仰 零個（以上）宗教。</text:p>
                  <text:list>
                    <text:list-item>
                      <text:p text:style-name="P303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4">假定，該宗教 有，</text:span><text:span text:style-name="T106">邪惡宗教 常見</text:span>的 顯性特徵。</text:p>
                  <text:list>
                    <text:list-item>
                      <text:p text:style-name="P341"><text:span text:style-name="T106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304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71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5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42"><text:span text:style-name="T85">（相關內容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</text:list-item>
            <text:list-item>
              <text:p text:style-name="P305">中二病、中二病患者、精神病患者 的 明顯例子。假定，某一特定物種的正常個體只有一顆眼睛。</text:p>
              <text:list>
                <text:list-item>
                  <text:p text:style-name="P306">假定，該物種的 某一特定個體 有 兩顆眼睛，該個體 是 單一。</text:p>
                  <text:list>
                    <text:list-item>
                      <text:p text:style-name="P356"><text:span text:style-name="T116">（單一 的 描述在 </text:span><text:span text:style-name="T117">宗教、信仰、中心思想</text:span><text:span text:style-name="T116"> 文件群的 </text:span><text:span text:style-name="T117">信仰、信念、中心思想、世界觀、價值觀</text:span><text:span text:style-name="T116">）</text:span></text:p>
                    </text:list-item>
                    <text:list-item>
                      <text:p text:style-name="P307">兩顆眼睛的個體數量 極端小於 一顆眼睛的個體數量。</text:p>
                      <text:list>
                        <text:list-item>
                          <text:p text:style-name="P172"><text:span text:style-name="T85">明顯例子，兩顆眼睛的個體數量 </text:span><text:span text:style-name="T86">只有 1個、極端少數幾個、該個體</text:span><text:span text:style-name="T85">。</text:span></text:p>
                        </text:list-item>
                      </text:list>
                    </text:list-item>
                    <text:list-item>
                      <text:p text:style-name="P305">該物種的其他個體、該個體所隸屬的群體 有機率認定，該個體 是 詭異者、怪異者。</text:p>
                    </text:list-item>
                    <text:list-item>
                      <text:p text:style-name="P308">該個體 有機率認定，自己 是 詭異者、怪異者。</text:p>
                    </text:list-item>
                  </text:list>
                </text:list-item>
                <text:list-item>
                  <text:p text:style-name="P309">假定，該物種 經過 10000子代 之後，有 兩顆眼睛的 個體（群）成為 一小群。</text:p>
                  <text:list>
                    <text:list-item>
                      <text:p text:style-name="P343"><text:span text:style-name="T85">（一小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10">假定，只有一顆眼睛的 個體（群）的 數量（仍然）是 一大群。</text:p>
                    </text:list-item>
                    <text:list-item>
                      <text:p text:style-name="P307">兩顆眼睛的個體數量 小於 一顆眼睛的個體數量。</text:p>
                      <text:list>
                        <text:list-item>
                          <text:p text:style-name="P311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312">該物種的其他個體、該個體所隸屬的群體 有機率認定，該個體 是 病患、異端者。</text:p>
                    </text:list-item>
                    <text:list-item>
                      <text:p text:style-name="P313">該個體 有機率認定，自己 是 病患、異端者。</text:p>
                    </text:list-item>
                  </text:list>
                </text:list-item>
                <text:list-item>
                  <text:p text:style-name="P309">假定，該物種 經過 10000子代 之後，有 兩顆眼睛的 個體（群）成為 一大群。</text:p>
                  <text:list>
                    <text:list-item>
                      <text:p text:style-name="P344"><text:span text:style-name="T85">（一大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14">只有一顆眼睛的 個體（群）的 數量，有機率是 一小群、單一。</text:p>
                    </text:list-item>
                    <text:list-item>
                      <text:p text:style-name="P315">兩顆眼睛的個體數量 極端大於 一顆眼睛的個體數量。</text:p>
                      <text:list>
                        <text:list-item>
                          <text:p text:style-name="P315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316">該物種的其他個體、該個體所隸屬的群體 有機率認定，該個體 是 健康個體、正常個體。</text:p>
                    </text:list-item>
                    <text:list-item>
                      <text:p text:style-name="P316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</text:list-item>
                <text:list-item>
                  <text:p text:style-name="P91">社會型正常個體。</text:p>
                </text:list-item>
                <text:list-item>
                  <text:p text:style-name="P92">全體型正常個體。</text:p>
                </text:list-item>
              </text:list>
            </text:list-item>
            <text:list-item>
              <text:p text:style-name="P93"><text:span text:style-name="T46">正常個體的 分類</text:span>。</text:p>
              <text:list>
                <text:list-item>
                  <text:p text:style-name="P94">數量型<text:span text:style-name="T46">正常個體</text:span>。</text:p>
                  <text:list>
                    <text:list-item>
                      <text:p text:style-name="P95">數量型<text:span text:style-name="T46">正常個體 是，由 數量 認定</text:span>。</text:p>
                      <text:list>
                        <text:list-item>
                          <text:p text:style-name="P317">明顯例子。</text:p>
                          <text:list>
                            <text:list-item>
                              <text:p text:style-name="P95">群體的 一大群 是 <text:span text:style-name="T46">正常個體。</text:span></text:p>
                            </text:list-item>
                            <text:list-item>
                              <text:p text:style-name="P95">群體的 一小群 是 病患、<text:span text:style-name="T46">異端者。</text:span></text:p>
                            </text:list-item>
                            <text:list-item>
                              <text:p text:style-name="P95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6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6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6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6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6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6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社會型正常個體。</text:p>
                  <text:list>
                    <text:list-item>
                      <text:p text:style-name="P97">社會型正常個體 是，由 領導層 認定。</text:p>
                      <text:list>
                        <text:list-item>
                          <text:p text:style-name="P98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8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8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8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8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8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8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8">該群體 社會型認定、數量型認定，第一個個體 是 正常個體。</text:p>
                        </text:list-item>
                        <text:list-item>
                          <text:p text:style-name="P98">該群體 社會型認定，第二個個體 是 異端者。</text:p>
                        </text:list-item>
                        <text:list-item>
                          <text:p text:style-name="P98">該群體 社會型認定，第三個個體 是 中二病患者。</text:p>
                        </text:list-item>
                      </text:list>
                    </text:list-item>
                  </text:list>
                </text:list-item>
                <text:list-item>
                  <text:p text:style-name="P92">全體型正常個體。</text:p>
                  <text:list>
                    <text:list-item>
                      <text:p text:style-name="P99">全體型正常個體 是，由 <text:span text:style-name="T89">全體 </text:span>認定。</text:p>
                      <text:list>
                        <text:list-item>
                          <text:p text:style-name="P100">全體型正常個體 是，所有個體（<text:span text:style-name="T89">100%</text:span>）共識（認定）某一特定個體 是 正常個體。</text:p>
                        </text:list-item>
                        <text:list-item>
                          <text:p text:style-name="P101">明顯例子，假定，某一特定群體（<text:span text:style-name="T89">100%</text:span>）共識（認定）某一特定個體 是 正常個體。</text:p>
                          <text:list>
                            <text:list-item>
                              <text:p text:style-name="P92">該個體 是（該群體 的）<text:span text:style-name="T133">粹</text:span>群型正常個體。</text:p>
                            </text:list-item>
                            <text:list-item>
                              <text:p text:style-name="P101">一個大群體 有機率<text:span text:style-name="T49">有 </text:span><text:span text:style-name="T72">n</text:span><text:span text:style-name="T132">個群體。</text:span></text:p>
                              <text:list>
                                <text:list-item>
                                  <text:p text:style-name="P173"><text:span text:style-name="T49">n個群體 有機率有 m個小群</text:span>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明顯例子，假定，某一特定群體 定義、認定 某一特定個體。</text:p>
                          <text:list>
                            <text:list-item>
                              <text:p text:style-name="P318">假定，該群體 定義、認定 該個體 是 正常個體。</text:p>
                              <text:list>
                                <text:list-item>
                                  <text:p text:style-name="P319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102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319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319">假定，該群體 定義、認定 該個體 是 中二病患者。</text:p>
                              <text:list>
                                <text:list-item>
                                  <text:p text:style-name="P319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320">該個體 有機率 生存、生活 在 該群體。</text:p>
                              <text:list>
                                <text:list-item>
                                  <text:p text:style-name="P174"><text:span text:style-name="T46">明顯例子，相信天動說的群體 有機率認定，相信天動說的個體 是 正常</text:span><text:span text:style-name="T85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321">該個體 有機率沒有 生存、生活 在 該群體。</text:p>
                              <text:list>
                                <text:list-item>
                                  <text:p text:style-name="P322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群體的 領導層、國民群 認定的 正常個體，是 正常個體。</text:p>
                        </text:list-item>
                      </text:list>
                    </text:list-item>
                    <text:list-item>
                      <text:p text:style-name="P359">全體型的 特點，脆弱性。</text:p>
                      <text:list>
                        <text:list-item>
                          <text:p text:style-name="P103">明顯例子，假定，某一特定群體 全體型認定，某一特定個體 是 正常個體。</text:p>
                          <text:list>
                            <text:list-item>
                              <text:p text:style-name="P103">該個體 是 全體型正常個體。</text:p>
                            </text:list-item>
                            <text:list-item>
                              <text:p text:style-name="P103">該群體的 每一個個體 有機率 仿效、效仿、模仿 該個體。</text:p>
                            </text:list-item>
                            <text:list-item>
                              <text:p text:style-name="P103">該群體的 每一個個體 越接近、越近似、越相同 該個體。</text:p>
                              <text:list>
                                <text:list-item>
                                  <text:p text:style-name="P103">該群體的 脆弱性 越高。</text:p>
                                </text:list-item>
                              </text:list>
                            </text:list-item>
                            <text:list-item>
                              <text:p text:style-name="P103">越遠離、越不像、越不同（該個體）的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10">明顯例子，假定，某一特定群體 全體型認定，有 某一特定血統的個體 是 正常個體。</text:p>
                          <text:list>
                            <text:list-item>
                              <text:p text:style-name="P110">該個體 是 全體型正常個體。</text:p>
                            </text:list-item>
                            <text:list-item>
                              <text:p text:style-name="P110">該群體的 每一個個體 有機率結婚 該個體、有該血統的其他個體。</text:p>
                              <text:list>
                                <text:list-item>
                                  <text:p text:style-name="P110">該群體 有機率以（自己 擁有）該血統 為榮耀。</text:p>
                                </text:list-item>
                              </text:list>
                            </text:list-item>
                            <text:list-item>
                              <text:p text:style-name="P110">該群體的 每一個個體的 子代 越接近、越近似、越相同 該個體。</text:p>
                              <text:list>
                                <text:list-item>
                                  <text:p text:style-name="P110">該群體的 脆弱性 越高。</text:p>
                                </text:list-item>
                                <text:list-item>
                                  <text:p text:style-name="P110">明顯例子，假定，該血統 有 貧血症，造成 個體 容易 貧血。</text:p>
                                  <text:list>
                                    <text:list-item>
                                      <text:p text:style-name="P111">擁有 貧血症的 個體 數量、佔比 有機率 越來越高。</text:p>
                                    </text:list-item>
                                    <text:list-item>
                                      <text:p text:style-name="P111">該群體 有機率 越來越多，個體 出現 貧血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1">沒有、質疑、反對 該血統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12">明顯例子，假定，某一特定群體 全體型認定，有 某一特定信念的個體 是 正常個體。</text:p>
                          <text:list>
                            <text:list-item>
                              <text:p text:style-name="P112">該個體 是 全體型正常個體。</text:p>
                            </text:list-item>
                            <text:list-item>
                              <text:p text:style-name="P112">該群體的 每一個個體 有機率 學習、請教 該個體、有該信念的其他個體。</text:p>
                              <text:list>
                                <text:list-item>
                                  <text:p text:style-name="P113">該群體 有機率以（自己 擁有）該信念 為榮耀。</text:p>
                                </text:list-item>
                              </text:list>
                            </text:list-item>
                            <text:list-item>
                              <text:p text:style-name="P112">該群體的 每一個個體 越接近、越近似、越相同 該個體。</text:p>
                              <text:list>
                                <text:list-item>
                                  <text:p text:style-name="P112">該群體的 脆弱性 越高。</text:p>
                                </text:list-item>
                                <text:list-item>
                                  <text:p text:style-name="P112">明顯例子，假定，該信念 有 某一特定問題，造成 群體 容易對外 發動 戰爭。</text:p>
                                  <text:list>
                                    <text:list-item>
                                      <text:p text:style-name="P112">擁有 該問題的 個體 數量、佔比 有機率 越來越高。</text:p>
                                    </text:list-item>
                                    <text:list-item>
                                      <text:p text:style-name="P112">該群體 有機率 越來越容易，對外 發動 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2">沒有、質疑、反對 該信念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79">抽象例子，一言堂、排除異己、焚書坑儒、只有油門、只有煞車、只有一種汽車。</text:p>
                        </text:list-item>
                        <text:list-item>
                          <text:p text:style-name="P358">反制。</text:p>
                          <text:list>
                            <text:list-item>
                              <text:p text:style-name="P357">反脆弱性。</text:p>
                              <text:list>
                                <text:list-item>
                                  <text:p text:style-name="P179">群體 擁有 多種、多樣、多個 認定、信念、投影世界觀、想法、認知、感受。</text:p>
                                  <text:list>
                                    <text:list-item>
                                      <text:p text:style-name="P187">明顯例子，群體 不是（只有）擁有 一種 認定、信念、投影世界觀。</text:p>
                                    </text:list-item>
                                    <text:list-item>
                                      <text:p text:style-name="P179">明顯例子，群體 不攻擊、不傷害（擁有 不同 認定、信念 的）其他個體。</text:p>
                                    </text:list-item>
                                    <text:list-item>
                                      <text:p text:style-name="P179">明顯例子，群體 容納 各種 認定、信念、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179">群體 擁有 多種、多樣、多個 民族、血統、身分、物種、種族、族群、文化。</text:p>
                                  <text:list>
                                    <text:list-item>
                                      <text:p text:style-name="P195">明顯例子，群體 不是（只有）擁有 一種 民族、血統、身分。</text:p>
                                    </text:list-item>
                                    <text:list-item>
                                      <text:p text:style-name="P188">明顯例子，群體 不攻擊、不傷害（擁有 不同 民族、血統 的）其他個體。</text:p>
                                    </text:list-item>
                                    <text:list-item>
                                      <text:p text:style-name="P195">明顯例子，群體 容納 各種 民族、血統、身分。</text:p>
                                    </text:list-item>
                                    <text:list-item>
                                      <text:p text:style-name="P195">明顯例子，群體 沒有、不存在 民族、血統、身分 的 概念、定義。</text:p>
                                    </text:list-item>
                                    <text:list-item>
                                      <text:p text:style-name="P180">明顯例子，群體 沒有、不存在（某一特定）分類、標籤。</text:p>
                                    </text:list-item>
                                  </text:list>
                                </text:list-item>
                                <text:list-item>
                                  <text:p text:style-name="P182">明顯例子。</text:p>
                                  <text:list>
                                    <text:list-item>
                                      <text:p text:style-name="P189">每一個個體 都擁有 自己的 特點。</text:p>
                                      <text:list>
                                        <text:list-item>
                                          <text:p text:style-name="P189">每一個個體 都擁有 自己的 認定、信念、投影世界觀、民族、血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1">每一個個體 都不會 一言堂、排除異己、焚書坑儒 其他個體。</text:p>
                                    </text:list-item>
                                    <text:list-item>
                                      <text:p text:style-name="P182">每一個個體 都 尊重、包容 其他個體（本身）、其他個體的認定和信念。</text:p>
                                    </text:list-item>
                                    <text:list-item>
                                      <text:p text:style-name="P182">有機率讓 其他個體 知道，某一特定 認定、信念、投影世界觀 的 存在。</text:p>
                                    </text:list-item>
                                    <text:list-item>
                                      <text:p text:style-name="P182">不強迫、不要求 其他個體 認定、信念，該認定、該信念、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183">明顯例子，假定，某一特定個體 進入 某一特定圖書館。</text:p>
                                  <text:list>
                                    <text:list-item>
                                      <text:p text:style-name="P183">假定，該個體 知道 某一特定書籍的 存在。</text:p>
                                    </text:list-item>
                                    <text:list-item>
                                      <text:p text:style-name="P182">該個體 有機率看 該書籍。</text:p>
                                    </text:list-item>
                                    <text:list-item>
                                      <text:p text:style-name="P182">該書籍 不會強迫、不會要求，該個體 相信 該書籍的 內容。</text:p>
                                      <text:list>
                                        <text:list-item>
                                          <text:p text:style-name="P185">該書籍 不會強迫、不會要求，該個體 堅信，該書籍的 內容 是 正確。</text:p>
                                        </text:list-item>
                                        <text:list-item>
                                          <text:p text:style-name="P184">該書籍 不會強迫、不會要求，該個體 認定，該書籍的 認定、信念。</text:p>
                                        </text:list-item>
                                        <text:list-item>
                                          <text:p text:style-name="P192">該個體 有機率 <text:span text:style-name="T135">記錄、好奇、探索、思考、質疑、驗證</text:span> 該書籍的內容。</text:p>
                                        </text:list-item>
                                        <text:list-item>
                                          <text:p text:style-name="P184">該個體 有機率 保有、保持、維護 原有的 認定、信念、投影世界觀。</text:p>
                                        </text:list-item>
                                        <text:list-item>
                                          <text:p text:style-name="P186">該個體 有機率 捨棄 原有的 認定、信念、投影世界觀。</text:p>
                                          <text:list>
                                            <text:list-item>
                                              <text:p text:style-name="P186">該個體 有機率 接納 書籍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0">該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0">明顯例子，假定，某一特定學生個體 進入 某一特定學校。</text:p>
                                  <text:list>
                                    <text:list-item>
                                      <text:p text:style-name="P190">假定，某一特定學生個體 知道 某一特定老師個體的 存在。</text:p>
                                    </text:list-item>
                                    <text:list-item>
                                      <text:p text:style-name="P193">該學生個體 有機率學習，該老師個體的 某一特定傳承的 內容。</text:p>
                                      <text:list>
                                        <text:list-item>
                                          <text:p text:style-name="P193">明顯例子，該學生個體 有機率學習，該老師個體的 數學傳承的 內容。</text:p>
                                        </text:list-item>
                                        <text:list-item>
                                          <text:p text:style-name="P194">明顯例子，該學生個體 有機率學習，該老師個體的 傳承的 加減乘除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0">該老師個體 不會強迫、不會要求，該學生個體 相信 該傳承的 內容。</text:p>
                                      <text:list>
                                        <text:list-item>
                                          <text:p text:style-name="P190">該老師個體 不會強迫，該學生個體 堅信，該傳承的 內容 是 正確。</text:p>
                                        </text:list-item>
                                        <text:list-item>
                                          <text:p text:style-name="P190">該老師個體 不會強迫，該學生個體 認定，該傳承的 認定、信念。</text:p>
                                        </text:list-item>
                                        <text:list-item>
                                          <text:p text:style-name="P191">該學生個體 有機率 <text:span text:style-name="T135">記錄、好奇、探索、思考、質疑</text:span> 該傳承的 內容。</text:p>
                                        </text:list-item>
                                        <text:list-item>
                                          <text:p text:style-name="P190">該學生個體 有機率 保有、保持、維持 原有的 認定、信念。</text:p>
                                        </text:list-item>
                                        <text:list-item>
                                          <text:p text:style-name="P190">該學生個體 有機率 捨棄 原有的 認定、信念、投影世界觀。</text:p>
                                          <text:list>
                                            <text:list-item>
                                              <text:p text:style-name="P190">該學生個體 有機率 接納 該傳承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0">該學生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6">抽象例子，百花齊放、百家爭鳴、有油門和煞車和方向盤、有各種汽車和飛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異端"/>異端<text:bookmark-end text:name="異端"/></text:p>
          <text:list>
            <text:list-item>
              <text:p text:style-name="P104">異端 是（人類 認定的）異端。</text:p>
            </text:list-item>
            <text:list-item>
              <text:p text:style-name="P105">明顯例子。</text:p>
              <text:list>
                <text:list-item>
                  <text:p text:style-name="P221"><text:span text:style-name="T97">假定，第一個個體 擁有 第一個信念。</text:span><text:span text:style-name="T112">（擁有 是（擁有、包覆、蘊含、宗疊 的）擁有）</text:span></text:p>
                </text:list-item>
                <text:list-item>
                  <text:p text:style-name="P104">假定，第二個個體 擁有 第二個信念。</text:p>
                </text:list-item>
                <text:list-item>
                  <text:p text:style-name="P104">假定，第一個信念、第二個信念 有 衝突、矛盾。</text:p>
                  <text:list>
                    <text:list-item>
                      <text:p text:style-name="P106">假定，第一個信念、第二個信念 有 部分、全部 衝突、矛盾。</text:p>
                    </text:list-item>
                  </text:list>
                </text:list-item>
                <text:list-item>
                  <text:p text:style-name="P106">第一個個體 有機率認定，第二個個體 是 異端。</text:p>
                </text:list-item>
                <text:list-item>
                  <text:p text:style-name="P106">第二個個體 有機率認定，第一個個體 是 異端。</text:p>
                </text:list-item>
                <text:list-item>
                  <text:p text:style-name="P107">第一個個體、第二個個體 有機率 打壓對方、信念戰爭。</text:p>
                </text:list-item>
                <text:list-item>
                  <text:p text:style-name="P108">明顯例子。</text:p>
                  <text:list>
                    <text:list-item>
                      <text:p text:style-name="P108">假定，第一個個體 擁有 天動說、神創論、有神論，的 信念、信仰、中心思想。</text:p>
                      <text:list>
                        <text:list-item>
                          <text:p text:style-name="P108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09">假定，第二個個體 擁有 地動說、進化論、無神論，的 信念、信仰、中心思想。</text:p>
                      <text:list>
                        <text:list-item>
                          <text:p text:style-name="P106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222"><text:span text:style-name="T97">已知，天動說、地動說 有 衝突、矛盾。</text:span><text:span text:style-name="T112">（第一個個體 有機率認定，第二個個體 是 異端）</text:span></text:p>
                    </text:list-item>
                    <text:list-item>
                      <text:p text:style-name="P237"><text:span text:style-name="T105">已知，</text:span><text:span text:style-name="T97">神創論、進化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237"><text:span text:style-name="T105">已知，</text:span><text:span text:style-name="T97">有神論、無神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106">第一個個體 有機率認定，第二個個體 是 異端。</text:p>
                      <text:list>
                        <text:list-item>
                          <text:p text:style-name="P175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76">第二個個體 有機率認定，第一個個體 是 異端。</text:p>
                      <text:list>
                        <text:list-item>
                          <text:p text:style-name="P175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38"><text:span text:style-name="T105">第一個個體、第二個個體 有機率 打壓對方、信念戰爭</text:span><text:span text:style-name="T97">。</text:span></text:p>
                      <text:list>
                        <text:list-item>
                          <text:p text:style-name="P177">反制。</text:p>
                          <text:list>
                            <text:list-item>
                              <text:p text:style-name="P178">不打壓對方。</text:p>
                            </text:list-item>
                            <text:list-item>
                              <text:p text:style-name="P178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8:38:33.623000000</dc:date>
    <meta:editing-duration>P16DT4H39M36S</meta:editing-duration>
    <meta:editing-cycles>15033</meta:editing-cycles>
    <meta:document-statistic meta:table-count="0" meta:image-count="0" meta:object-count="0" meta:page-count="1" meta:paragraph-count="799" meta:word-count="18854" meta:character-count="22048" meta:non-whitespace-character-count="19838"/>
  </office:meta>
</office:document-meta>
</file>